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DeepStubs.returnsDeepStubsAnswerUsing( final GenericMetadataSupport returnTypeGeneric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SerializationFallback.ReturnsDeepStubsSerializationFallback( GenericMetadataSupport returnTypeGeneric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.deepStub( InvocationOnMock invocation , GenericMetadataSupport returnTypeGeneric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turnsDeepStubs.propagateSerializationSettings( MockSettings mockSettings , MockCreationSettings parentMock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.actualParameterizedType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DeepStubs.recordDeepStubAnswer( final Object mock , InvocationContainerImpl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urnsDeepStubs.withSettingsUsing( GenericMetadataSupport returnTypeGenericMetadata , MockCreationSettings &lt; ? &gt; parentMock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DeepStubsSerializationFallback.actualParameterizedType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eplyStubbedAnswer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.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lyStubbedAnswer.DeeplyStubbedAnsw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.newDeepStubMock( GenericMetadataSupport returnTypeGenericMetadata , Object parent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sDeepStubs.mockito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SerializationFallback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sDeepStubs.answer( InvocationOnMock inv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